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xample Slide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สไลด์ตัวอย่างให้ดูที่</text:p>
              </text:list-item>
              <text:list-item>
                <text:p>/general/presentation_template.od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6-01T16:17:09</meta:creation-date>
    <dc:language>fi-FI</dc:language>
    <meta:editing-cycles>2</meta:editing-cycles>
    <meta:editing-duration>PT00H01M48S</meta:editing-duration>
    <dc:date>2009-06-01T16:18:55</dc:date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th/presnt/Glossy.otp"/>
  </office:meta>
</office:document-meta>
</file>